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Iterator.has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ultSe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Iterator.ResultSetIterator( ResultSet result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ultSetIterato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ultSetIterator.convertRow( final ResultSet resultSet , final String [ ] column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